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03030" style:font-name="Arial" style:font-name-asian="Arial" style:font-name-complex="Arial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fo:color="#303030" style:font-name="Arial" style:font-name-asian="Arial" style:font-name-complex="Arial"/>
    </style:style>
    <style:style style:name="co1" style:family="table-column">
      <style:table-column-properties fo:break-before="auto" style:column-width="5.32694444444444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8680555555556cm"/>
    </style:style>
    <style:style style:name="co4" style:family="table-column">
      <style:table-column-properties fo:break-before="auto" style:column-width="6.82625cm"/>
    </style:style>
    <style:style style:name="ro1" style:family="table-row">
      <style:table-row-properties style:row-height="2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70pt" style:use-optimal-row-height="true" fo:break-before="auto"/>
    </style:style>
    <style:style style:name="ro6" style:family="table-row">
      <style:table-row-properties style:row-height="98pt" style:use-optimal-row-height="true" fo:break-before="auto"/>
    </style:style>
    <style:style style:name="ro7" style:family="table-row">
      <style:table-row-properties style:row-height="84pt" style:use-optimal-row-height="true" fo:break-before="auto"/>
    </style:style>
    <style:style style:name="ro8" style:family="table-row">
      <style:table-row-properties style:row-height="196pt" style:use-optimal-row-height="true" fo:break-before="auto"/>
    </style:style>
    <style:style style:name="ro9" style:family="table-row">
      <style:table-row-properties style:row-height="112pt" style:use-optimal-row-height="true" fo:break-before="auto"/>
    </style:style>
    <style:style style:name="ro10" style:family="table-row">
      <style:table-row-properties style:row-height="224pt" style:use-optimal-row-height="true" fo:break-before="auto"/>
    </style:style>
    <style:style style:name="ro11" style:family="table-row">
      <style:table-row-properties style:row-height="140pt" style:use-optimal-row-height="true" fo:break-before="auto"/>
    </style:style>
    <style:style style:name="ro12" style:family="table-row">
      <style:table-row-properties style:row-height="126pt" style:use-optimal-row-height="true" fo:break-before="auto"/>
    </style:style>
    <style:style style:name="ro13" style:family="table-row">
      <style:table-row-properties style:row-height="15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h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Rol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mographic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Units</text:p>
          </table:table-cell>
          <table:table-cell office:value-type="string" table:style-name="ce1">
            <text:p>Missing Values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Student Ag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1: 18-21, 2: 22-25, 3: above 26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Sex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office:value-type="string" table:style-name="ce3">
            <text:p>Sex</text:p>
          </table:table-cell>
          <table:table-cell office:value-type="string" table:style-name="ce3">
            <text:p>1: female, 2: male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Graduated high-school typ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Education Level</text:p>
          </table:table-cell>
          <table:table-cell office:value-type="string" table:style-name="ce3">
            <text:p>1: private, 2: state, 3: oth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Scholarship typ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one, 2: 25%, 3: 50%, 4: 75%, 5: Full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Additional work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1: Yes, 2: No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Regular artistic or sports activity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1: Yes, 2: No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Do you have a partner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office:value-type="string" table:style-name="ce3">
            <text:p>Marital Status</text:p>
          </table:table-cell>
          <table:table-cell office:value-type="string" table:style-name="ce3">
            <text:p>1: Yes, 2: No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Total salary if availabl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Income</text:p>
          </table:table-cell>
          <table:table-cell office:value-type="string" table:style-name="ce3">
            <text:p>1: USD 135-200, 2: USD 201-270, 3: USD 271-340, 4: USD 341-410, 5: above 410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Transportation to the university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Bus, 2: Private car/taxi, 3: bicycle, 4: Oth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Accomodation type in Cypru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rental, 2: dormitory, 3: with family, 4: Oth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Mother's education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Education Level</text:p>
          </table:table-cell>
          <table:table-cell office:value-type="string" table:style-name="ce3">
            <text:p>1: primary school, 2: secondary school, 3: high school, 4: university, 5: MSc., 6: Ph.D.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Father's education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Education Level</text:p>
          </table:table-cell>
          <table:table-cell office:value-type="string" table:style-name="ce3">
            <text:p>1: primary school, 2: secondary school, 3: high school, 4: university, 5: MSc., 6: Ph.D.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Number of sisters/brothers (if available)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style-name="ce3"/>
          <table:table-cell office:value-type="string" table:style-name="ce3">
            <text:p>1: 1, 2:, 2, 3: 3, 4: 4, 5: 5 or above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Parental statu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Marital Status</text:p>
          </table:table-cell>
          <table:table-cell office:value-type="string" table:style-name="ce3">
            <text:p>1: married, 2: divorced, 3: died - one of them or both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0">
          <table:table-cell office:value-type="string" table:style-name="ce3">
            <text:p>Mother's occupation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Occupation</text:p>
          </table:table-cell>
          <table:table-cell office:value-type="string" table:style-name="ce3">
            <text:p>1: retired, 2: housewife, 3: government officer, 4: private sector employee, 5: self-employment, 6: oth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0">
          <table:table-cell office:value-type="string" table:style-name="ce3">
            <text:p>Father's occupation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office:value-type="string" table:style-name="ce3">
            <text:p>Occupation</text:p>
          </table:table-cell>
          <table:table-cell office:value-type="string" table:style-name="ce3">
            <text:p>1: retired, 2: housewife, 3: government officer, 4: private sector employee, 5: self-employment, 6: oth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1">
          <table:table-cell office:value-type="string" table:style-name="ce3">
            <text:p>Weekly study hour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one, 2: &lt;5 hours, 3: 6-10 hours, 4: 11-20 hours, 5: more than 20 hours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Reading frequency (non-scientific books/journals)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one, 2: Sometimes, 3: Often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Reading frequency (scientific books/journals)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one, 2: Sometimes, 3: Often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2">
          <table:table-cell office:value-type="string" table:style-name="ce3">
            <text:p>Attendance to the seminars/conferences related to the department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Binary</text:p>
          </table:table-cell>
          <table:table-cell table:style-name="ce3"/>
          <table:table-cell office:value-type="string" table:style-name="ce3">
            <text:p>1: Yes, 2: No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Impact of your projects/activities on your succes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positive, 2: negative, 3: neutral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Attendance to classe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always, 2: sometimes, 3: nev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Preparation to midterm exams 1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alone, 2: with friends, 3: not applicable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3">
          <table:table-cell office:value-type="string" table:style-name="ce3">
            <text:p>Preparation to midterm exams 2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closest date to the exam, 2: regularly during the semester, 3: never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Taking notes in classe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ever, 2: sometimes, 3: always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Listening in classes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ever, 2: sometimes, 3: always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2">
          <table:table-cell office:value-type="string" table:style-name="ce3">
            <text:p>Discussion improves my interest and success in the course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ever, 2: sometimes, 3: always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Flip-classroom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not useful, 2: useful, 3: not applicable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2">
          <table:table-cell office:value-type="string" table:style-name="ce3">
            <text:p>Cumulative grade point average in the last semester (/4.00)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&lt;2.00, 2: 2.00-2.49, 3: 2.50-2.99, 4: 3.00-3.49, 5: above 3.49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1">
          <table:table-cell office:value-type="string" table:style-name="ce3">
            <text:p>Expected Cumulative grade point average in the graduation (/4.00)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1: &lt;2.00, 2: 2.00-2.49, 3: 2.50-2.99, 4: 3.00-3.49, 5: above 3.49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ourse ID</text:p>
          </table:table-cell>
          <table:table-cell office:value-type="string" table:style-name="ce3">
            <text:p>Feature</text:p>
          </table:table-cell>
          <table:table-cell office:value-type="string" table:style-name="ce3">
            <text:p>Integer</text:p>
          </table:table-cell>
          <table:table-cell table:number-columns-repeated="3"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OUTPUT Grade</text:p>
          </table:table-cell>
          <table:table-cell office:value-type="string" table:style-name="ce3">
            <text:p>Target</text:p>
          </table:table-cell>
          <table:table-cell office:value-type="string" table:style-name="ce3">
            <text:p>Categorical</text:p>
          </table:table-cell>
          <table:table-cell table:style-name="ce3"/>
          <table:table-cell office:value-type="string" table:style-name="ce3">
            <text:p>0: Fail, 1: DD, 2: DC, 3: CC, 4: CB, 5: BB, 6: BA, 7: AA</text:p>
          </table:table-cell>
          <table:table-cell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tudent ID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Categorical</text:p>
          </table:table-cell>
          <table:table-cell table:number-columns-repeated="3" table:style-name="ce3"/>
          <table:table-cell office:value-type="string" table:style-name="ce3">
            <text:p>no</text:p>
          </table:table-cell>
          <table:table-cell table:number-columns-repeated="16377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Hendrik Aruoja</meta:initial-creator>
    <dc:creator>Hendrik Aruoja</dc:creator>
    <meta:creation-date>2024-11-28T22:41:29Z</meta:creation-date>
    <dc:date>2024-11-28T22:48:28Z</dc:date>
  </office:meta>
</office:document-meta>
</file>